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f66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ff66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106cm" svg:stroke-color="#ff33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svg:stroke-width="0.081cm" svg:stroke-color="#ffff00" draw:marker-start-width="0.322cm" draw:marker-end-width="0.322cm" draw:fill-color="#ffffff" draw:textarea-horizontal-align="justify" draw:textarea-vertical-align="middle" draw:auto-grow-height="false" fo:min-height="0cm" fo:min-width="0cm" fo:padding-top="0.166cm" fo:padding-bottom="0.166cm" fo:padding-left="0.291cm" fo:padding-right="0.29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auto-grow-height="false" fo:min-height="0.749cm" fo:min-width="0.499cm" fo:padding-top="0.178cm" fo:padding-bottom="0.178cm" fo:padding-left="0.303cm" fo:padding-right="0.303cm" fo:wrap-option="no-wrap"/>
    </style:style>
    <style:style style:name="gr14" style:family="graphic" style:parent-style-name="standard">
      <style:graphic-properties svg:stroke-width="0.106cm" svg:stroke-color="#ff0000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d32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-color="#ff33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2" style:family="graphic" style:parent-style-name="standard">
      <style:graphic-properties draw:fill-color="#99ff3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6.61cm"/>
    </style:style>
    <style:style style:name="pr4" style:family="presentation" style:parent-style-name="Standard-outline1">
      <style:graphic-properties fo:min-height="13.792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draw:auto-grow-height="true" fo:min-height="3cm"/>
    </style:style>
    <style:style style:name="pr7" style:family="presentation" style:parent-style-name="Standard-outline1">
      <style:graphic-properties draw:auto-grow-height="true" fo:min-height="8.6cm"/>
    </style:style>
    <style:style style:name="pr8" style:family="presentation" style:parent-style-name="Standard-outline1">
      <style:graphic-properties draw:auto-grow-height="true" fo:min-height="3.686cm"/>
    </style:style>
    <style:style style:name="pr9" style:family="presentation" style:parent-style-name="Standard-outline1">
      <style:graphic-properties fo:min-height="9.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text-properties fo:font-size="20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Arial" style:font-style-name="Normal" style:font-family-generic="swiss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6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Arial" style:font-style-name="Normal" style:font-family-generic="swiss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style:style style:name="T9" style:family="text">
      <style:text-properties fo:font-family="Arial" style:font-family-generic="roman" style:font-pitch="variable" fo:font-size="16pt" style:font-family-asian="Arial" style:font-style-name-asian="Normal" style:font-family-generic-asian="swiss" style:font-size-asian="16pt" style:font-family-complex="Arial" style:font-style-name-complex="Normal" style:font-family-generic-complex="swiss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2.8cm" svg:height="1.4cm" svg:x="12.6cm" svg:y="0.2cm">
          <text:p text:style-name="P1"><text:span text:style-name="T1">Accuei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2.8cm" svg:height="1.8cm" svg:x="1cm" svg:y="3.4cm">
          <text:p text:style-name="P1"><text:span text:style-name="T1">La</text:span></text:p>
          <text:p text:style-name="P1"><text:span text:style-name="T1">démarch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.4cm" svg:height="1.6cm" svg:x="12.8cm" svg:y="3.6cm">
          <text:p text:style-name="P1"><text:span text:style-name="T1">Les </text:span></text:p>
          <text:p text:style-name="P1"><text:span text:style-name="T1">atelie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3cm" svg:height="1cm" svg:x="21.2cm" svg:y="4cm">
          <text:p text:style-name="P1"><text:span text:style-name="T1">Ressourc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2.8cm" svg:height="1cm" svg:x="1.8cm" svg:y="6.6cm">
          <text:p text:style-name="P1"><text:span text:style-name="T1">Clow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8cm" svg:height="1.4cm" svg:x="1.8cm" svg:y="8.2cm">
          <text:p text:style-name="P1"><text:span text:style-name="T1">Pratique</text:span></text:p>
          <text:p text:style-name="P1"><text:span text:style-name="T1">et sensori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8cm" svg:height="1.6cm" svg:x="1.8cm" svg:y="10.2cm">
          <text:p text:style-name="P1"><text:span text:style-name="T1">Expression</text:span></text:p>
          <text:p text:style-name="P1"><text:span text:style-name="T1">corporel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2.6cm" svg:height="1cm" svg:x="7.6cm" svg:y="9.8cm">
          <text:p text:style-name="P1"><text:span text:style-name="T1">1. le p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4cm" svg:height="1cm" svg:x="9.4cm" svg:y="10.8cm">
          <text:p text:style-name="P1"><text:span text:style-name="T1">2. le la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6cm" svg:height="1.2cm" svg:x="11cm" svg:y="11.8cm">
          <text:p text:style-name="P1"><text:span text:style-name="T1">3. les 7 famil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8cm" svg:height="1.4cm" svg:x="13.4cm" svg:y="13cm">
          <text:p text:style-name="P1"><text:span text:style-name="T1">4. le menu</text:span></text:p>
          <text:p text:style-name="P1"><text:span text:style-name="T1">équilibré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4cm" svg:height="1.6cm" svg:x="14.4cm" svg:y="14.4cm">
          <text:p text:style-name="P1"><text:span text:style-name="T1">5. alimentation</text:span></text:p>
          <text:p text:style-name="P1"><text:span text:style-name="T1">et environn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6cm" svg:height="1.2cm" svg:x="16.6cm" svg:y="16cm">
          <text:p text:style-name="P1"><text:span text:style-name="T1">Le spectac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6cm" svg:height="0.8cm" svg:x="16.6cm" svg:y="1.8cm">
          <text:p text:style-name="P1"><text:span text:style-name="T1">nous contact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2" draw:layer="layout" svg:x1="10.2cm" svg:y1="2.4cm" svg:x2="3.8cm" svg:y2="4.2cm">
          <text:p/>
        </draw:line>
        <draw:line draw:style-name="gr7" draw:text-style-name="P2" draw:layer="layout" svg:x1="14cm" svg:y1="2.8cm" svg:x2="14cm" svg:y2="3.6cm">
          <text:p/>
        </draw:line>
        <draw:line draw:style-name="gr7" draw:text-style-name="P2" draw:layer="layout" svg:x1="17.8cm" svg:y1="3cm" svg:x2="21.2cm" svg:y2="4.2cm">
          <text:p/>
        </draw:line>
        <draw:line draw:style-name="gr8" draw:text-style-name="P2" draw:layer="layout" svg:x1="1cm" svg:y1="5cm" svg:x2="1cm" svg:y2="11cm">
          <text:p/>
        </draw:line>
        <draw:line draw:style-name="gr7" draw:text-style-name="P2" draw:layer="layout" svg:x1="1cm" svg:y1="7cm" svg:x2="1.8cm" svg:y2="7cm">
          <text:p/>
        </draw:line>
        <draw:line draw:style-name="gr7" draw:text-style-name="P2" draw:layer="layout" svg:x1="1cm" svg:y1="8.8cm" svg:x2="1.8cm" svg:y2="8.8cm">
          <text:p/>
        </draw:line>
        <draw:line draw:style-name="gr7" draw:text-style-name="P2" draw:layer="layout" svg:x1="1cm" svg:y1="11cm" svg:x2="1.8cm" svg:y2="11cm">
          <text:p/>
        </draw:line>
        <draw:line draw:style-name="gr8" draw:text-style-name="P2" draw:layer="layout" svg:x1="14cm" svg:y1="5.2cm" svg:x2="14cm" svg:y2="9cm">
          <text:p/>
        </draw:line>
        <draw:line draw:style-name="gr8" draw:text-style-name="P2" draw:layer="layout" svg:x1="9.2cm" svg:y1="9cm" svg:x2="18.4cm" svg:y2="9cm">
          <text:p/>
        </draw:line>
        <draw:line draw:style-name="gr7" draw:text-style-name="P2" draw:layer="layout" svg:x1="9.2cm" svg:y1="9cm" svg:x2="9.2cm" svg:y2="9.8cm">
          <text:p/>
        </draw:line>
        <draw:line draw:style-name="gr7" draw:text-style-name="P2" draw:layer="layout" svg:x1="11.105cm" svg:y1="9cm" svg:x2="11.105cm" svg:y2="10.8cm">
          <text:p/>
        </draw:line>
        <draw:line draw:style-name="gr7" draw:text-style-name="P2" draw:layer="layout" svg:x1="13.305cm" svg:y1="9cm" svg:x2="13.305cm" svg:y2="11.8cm">
          <text:p/>
        </draw:line>
        <draw:line draw:style-name="gr7" draw:text-style-name="P2" draw:layer="layout" svg:x1="15.105cm" svg:y1="9cm" svg:x2="15.105cm" svg:y2="13cm">
          <text:p/>
        </draw:line>
        <draw:line draw:style-name="gr7" draw:text-style-name="P2" draw:layer="layout" svg:x1="16.8cm" svg:y1="9cm" svg:x2="16.8cm" svg:y2="14.4cm">
          <text:p/>
        </draw:line>
        <draw:line draw:style-name="gr7" draw:text-style-name="P2" draw:layer="layout" svg:x1="18.4cm" svg:y1="9cm" svg:x2="18.4cm" svg:y2="16cm">
          <text:p/>
        </draw:line>
        <draw:custom-shape draw:style-name="gr4" draw:text-style-name="P1" draw:layer="layout" svg:width="3cm" svg:height="1cm" svg:x="22.2cm" svg:y="7cm">
          <text:p text:style-name="P1"><text:span text:style-name="T1">Galerie phot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2.6cm" svg:height="1.2cm" svg:x="22.2cm" svg:y="8.6cm">
          <text:p text:style-name="P1"><text:span text:style-name="T1">Pour en </text:span></text:p>
          <text:p text:style-name="P1"><text:span text:style-name="T1">savoir 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cm" svg:height="1cm" svg:x="22.2cm" svg:y="10.6cm">
          <text:p text:style-name="P1"><text:span text:style-name="T1">Partenai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2" draw:layer="layout" svg:x1="21.4cm" svg:y1="5cm" svg:x2="21.4cm" svg:y2="11cm">
          <text:p/>
        </draw:line>
        <draw:line draw:style-name="gr7" draw:text-style-name="P2" draw:layer="layout" svg:x1="21.4cm" svg:y1="7.6cm" svg:x2="22.2cm" svg:y2="7.6cm">
          <text:p/>
        </draw:line>
        <draw:line draw:style-name="gr7" draw:text-style-name="P2" draw:layer="layout" svg:x1="21.4cm" svg:y1="9.2cm" svg:x2="22.2cm" svg:y2="9.2cm">
          <text:p/>
        </draw:line>
        <draw:line draw:style-name="gr7" draw:text-style-name="P2" draw:layer="layout" svg:x1="21.4cm" svg:y1="11cm" svg:x2="22.2cm" svg:y2="11cm">
          <text:p/>
        </draw:line>
        <draw:line draw:style-name="gr7" draw:text-style-name="P2" draw:layer="layout" svg:x1="8.89cm" svg:y1="10.83cm" svg:x2="8.89cm" svg:y2="12.63cm">
          <text:p/>
        </draw:line>
        <draw:line draw:style-name="gr7" draw:text-style-name="P2" draw:layer="layout" svg:x1="10.6cm" svg:y1="11.8cm" svg:x2="10.6cm" svg:y2="13.6cm">
          <text:p/>
        </draw:line>
        <draw:line draw:style-name="gr7" draw:text-style-name="P2" draw:layer="layout" svg:x1="12.8cm" svg:y1="13cm" svg:x2="12.8cm" svg:y2="14.8cm">
          <text:p/>
        </draw:line>
        <draw:line draw:style-name="gr7" draw:text-style-name="P2" draw:layer="layout" svg:x1="16cm" svg:y1="16cm" svg:x2="16cm" svg:y2="18cm">
          <text:p/>
        </draw:line>
        <draw:line draw:style-name="gr7" draw:text-style-name="P2" draw:layer="layout" svg:x1="18.4cm" svg:y1="17.2cm" svg:x2="18.4cm" svg:y2="18.8cm">
          <text:p/>
        </draw:line>
        <draw:line draw:style-name="gr7" draw:text-style-name="P2" draw:layer="layout" svg:x1="25.231cm" svg:y1="7.52cm" svg:x2="26.231cm" svg:y2="7.52cm">
          <text:p/>
        </draw:line>
        <draw:line draw:style-name="gr7" draw:text-style-name="P2" draw:layer="layout" svg:x1="24.8cm" svg:y1="9.2cm" svg:x2="26cm" svg:y2="9.2cm">
          <text:p/>
        </draw:line>
        <draw:line draw:style-name="gr7" draw:text-style-name="P2" draw:layer="layout" svg:x1="25.2cm" svg:y1="11.09cm" svg:x2="26.4cm" svg:y2="11.09cm">
          <text:p/>
        </draw:line>
        <draw:line draw:style-name="gr7" draw:text-style-name="P2" draw:layer="layout" svg:x1="4.6cm" svg:y1="7cm" svg:x2="5.6cm" svg:y2="7cm">
          <text:p/>
        </draw:line>
        <draw:line draw:style-name="gr7" draw:text-style-name="P2" draw:layer="layout" svg:x1="4.57cm" svg:y1="8.91cm" svg:x2="5.77cm" svg:y2="8.91cm">
          <text:p/>
        </draw:line>
        <draw:line draw:style-name="gr7" draw:text-style-name="P2" draw:layer="layout" svg:x1="4.6cm" svg:y1="11cm" svg:x2="5.6cm" svg:y2="11cm">
          <text:p/>
        </draw:line>
        <draw:custom-shape draw:style-name="gr9" draw:text-style-name="P2" draw:layer="layout" svg:width="0.501cm" svg:height="0.504cm" draw:transform="rotate (-1.56276781223661) translate (6.306cm 6.0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0.896cm" svg:height="0.963cm" svg:x="5.6cm" svg:y="6.837cm">
          <draw:text-box>
            <text:p>T</text:p>
          </draw:text-box>
        </draw:frame>
        <draw:custom-shape draw:style-name="gr9" draw:text-style-name="P2" draw:layer="layout" svg:width="0.501cm" svg:height="0.504cm" draw:transform="rotate (-1.56276781223661) translate (6.41cm 8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0.896cm" svg:height="0.963cm" svg:x="5.704cm" svg:y="9cm">
          <draw:text-box>
            <text:p>T</text:p>
          </draw:text-box>
        </draw:frame>
        <draw:custom-shape draw:style-name="gr9" draw:text-style-name="P2" draw:layer="layout" svg:width="0.501cm" svg:height="0.504cm" draw:transform="rotate (-1.56276781223661) translate (12.996cm 15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0.896cm" svg:height="0.963cm" svg:x="5.6cm" svg:y="11cm">
          <draw:text-box>
            <text:p>T</text:p>
          </draw:text-box>
        </draw:frame>
        <draw:custom-shape draw:style-name="gr9" draw:text-style-name="P2" draw:layer="layout" svg:width="0.501cm" svg:height="0.504cm" draw:transform="rotate (-1.56276781223661) translate (15.304cm 1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layer="layout" svg:width="1.496cm" svg:height="0.963cm" svg:x="13.304cm" svg:y="1.637cm">
          <draw:text-box>
            <text:p>T<text:span text:style-name="T2">∞</text:span> </text:p>
          </draw:text-box>
        </draw:frame>
        <draw:custom-shape draw:style-name="gr9" draw:text-style-name="P2" draw:layer="layout" svg:width="0.501cm" svg:height="0.504cm" draw:transform="rotate (-1.56276781223661) translate (8.704cm 12.8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501cm" svg:height="0.504cm" draw:transform="rotate (-1.56276781223661) translate (10.704cm 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501cm" svg:height="0.504cm" draw:transform="rotate (-1.56276781223661) translate (6.396cm 10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501cm" svg:height="0.504cm" draw:transform="rotate (-1.56276781223661) translate (16.196cm 18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501cm" svg:height="0.504cm" draw:transform="rotate (-1.56276781223661) translate (18.596cm 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0.896cm" svg:height="0.963cm" svg:x="7.304cm" svg:y="12.637cm">
          <draw:text-box>
            <text:p>T</text:p>
          </draw:text-box>
        </draw:frame>
        <draw:frame draw:style-name="gr12" draw:layer="layout" svg:width="0.896cm" svg:height="0.963cm" svg:x="9.304cm" svg:y="13.8cm">
          <draw:text-box>
            <text:p>T</text:p>
          </draw:text-box>
        </draw:frame>
        <draw:frame draw:style-name="gr10" draw:layer="layout" svg:width="0.896cm" svg:height="0.963cm" svg:x="11.6cm" svg:y="15cm">
          <draw:text-box>
            <text:p>T</text:p>
          </draw:text-box>
        </draw:frame>
        <draw:frame draw:style-name="gr10" draw:layer="layout" svg:width="0.896cm" svg:height="0.963cm" svg:x="14.841cm" svg:y="18cm">
          <draw:text-box>
            <text:p>T</text:p>
          </draw:text-box>
        </draw:frame>
        <draw:frame draw:style-name="gr10" draw:layer="layout" svg:width="0.896cm" svg:height="0.963cm" svg:x="17.21cm" svg:y="18.8cm">
          <draw:text-box>
            <text:p>T</text:p>
          </draw:text-box>
        </draw:frame>
        <draw:frame draw:style-name="gr10" draw:layer="layout" svg:width="1.349cm" svg:height="0.963cm" svg:x="26.4cm" svg:y="10.637cm">
          <draw:text-box>
            <text:p>T<text:span text:style-name="T2">∞</text:span></text:p>
          </draw:text-box>
        </draw:frame>
        <draw:frame draw:style-name="gr10" draw:layer="layout" svg:width="1.514cm" svg:height="0.963cm" svg:x="26.104cm" svg:y="8.8cm">
          <draw:text-box>
            <text:p>T <text:span text:style-name="T2">∞</text:span></text:p>
          </draw:text-box>
        </draw:frame>
        <draw:custom-shape draw:style-name="gr13" draw:layer="layout" svg:width="0.6cm" svg:height="0.6cm" svg:x="26.4cm" svg:y="7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" draw:layer="layout" svg:width="0.6cm" svg:height="0.6cm" svg:x="15.6cm" svg:y="1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2" draw:layer="layout" svg:width="0.8cm" svg:height="0.6cm" draw:transform="rotate (-3.12448842692085) translate (19.6cm 19.58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8cm" svg:height="0.6cm" draw:transform="rotate (-3.12448842692085) translate (17.21cm 18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8cm" svg:height="0.6cm" draw:transform="rotate (-3.12448842692085) translate (14cm 15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8cm" svg:height="0.6cm" draw:transform="rotate (-3.12448842692085) translate (11.8cm 14.58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8cm" svg:height="0.604cm" draw:transform="rotate (-3.12448842692085) translate (9.81cm 13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3" draw:layer="layout" svg:width="2.2cm" svg:height="0.6cm" svg:x="11.304cm" svg:y="1.8cm">
          <text:p text:style-name="P3"><text:span text:style-name="T3">connex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6" draw:layer="layout" svg:width="0.955cm" svg:height="0.963cm" svg:x="21.2cm" svg:y="1.837cm">
          <draw:text-box>
            <text:p><text:span text:style-name="T2">∞</text:span></text:p>
          </draw:text-box>
        </draw:frame>
        <draw:line draw:style-name="gr7" draw:text-style-name="P2" draw:layer="layout" svg:x1="20.2cm" svg:y1="2.2cm" svg:x2="21.2cm" svg:y2="2.2cm">
          <text:p/>
        </draw:line>
        <draw:custom-shape draw:style-name="gr17" draw:text-style-name="P2" draw:layer="layout" svg:width="8.8cm" svg:height="6.4cm" svg:x="0.4cm" svg:y="14.2cm">
          <text:p text:style-name="P2"><text:span text:style-name="T4">Légende :</text:span></text:p>
          <text:p text:style-name="P2"/>
          <text:p text:style-name="P4"><text:span text:style-name="T4">T</text:span> <text:s text:c="36"/>texte</text:p>
          <text:p text:style-name="P4">vidéo</text:p>
          <text:p text:style-name="P4">photos</text:p>
          <text:p text:style-name="P4">pdf en accès restreint</text:p>
          <text:p text:style-name="P4"><text:span text:style-name="T5">∞ </text:span><text:span text:style-name="T6"><text:s/></text:span><text:s text:c="35"/>lie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0.501cm" svg:height="0.504cm" draw:transform="rotate (-1.56276781223661) translate (1.196cm 17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6cm" svg:height="0.403cm" draw:transform="rotate (-3.12448842692085) translate (1.207cm 18.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layer="layout" svg:width="0.6cm" svg:height="0.6cm" svg:x="0.6cm" svg:y="17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5">
        <draw:frame presentation:style-name="pr2" draw:layer="layout" svg:width="25.199cm" svg:height="3.506cm" svg:x="1.4cm" svg:y="0.837cm" presentation:class="title">
          <draw:text-box>
            <text:p>PAGE D'ACCUEIL</text:p>
          </draw:text-box>
        </draw:frame>
        <draw:frame presentation:style-name="pr3" draw:layer="layout" svg:width="8.4cm" svg:height="3.2cm" svg:x="3.4cm" svg:y="9.4cm" presentation:class="outline" presentation:user-transformed="true">
          <draw:text-box>
            <text:list text:style-name="L3">
              <text:list-item>
                <text:p>Le projet :</text:p>
                <text:p><text:span text:style-name="T7">[texte] objectifs, historique</text:span></text:p>
              </text:list-item>
            </text:list>
          </draw:text-box>
        </draw:frame>
        <draw:frame presentation:style-name="pr3" draw:layer="layout" svg:width="9.6cm" svg:height="4.2cm" svg:x="3.4cm" svg:y="14cm" presentation:class="outline" presentation:user-transformed="true">
          <draw:text-box>
            <text:list text:style-name="L3">
              <text:list-item>
                <text:p>L'association :</text:p>
                <text:p><text:span text:style-name="T7">[texte] présentation</text:span></text:p>
                <text:p><text:span text:style-name="T7">[</text:span><text:span text:style-name="T8">∞</text:span><text:span text:style-name="T9">] site web La Prima porta</text:span></text:p>
              </text:list-item>
            </text:list>
          </draw:text-box>
        </draw:frame>
        <draw:frame presentation:style-name="pr4" draw:layer="layout" svg:width="9.785cm" svg:height="3.626cm" draw:transform="rotate (-0.00366519143037383) translate (16.613cm 11cm)" presentation:class="outline" presentation:user-transformed="true">
          <draw:text-box>
            <text:list text:style-name="L3">
              <text:list-item>
                <text:p>Le film de 26' :</text:p>
                <text:p><text:span text:style-name="T7">[texte] synopsis et crédits</text:span><text:span text:style-name="T7"><text:line-break/></text:span><text:span text:style-name="T7">[vidéo]</text:span></text:p>
              </text:list-item>
            </text:list>
          </draw:text-box>
        </draw:frame>
        <draw:custom-shape draw:style-name="gr19" draw:text-style-name="P2" draw:layer="layout" svg:width="4.8cm" svg:height="1.6cm" svg:x="5.8cm" svg:y="5.2cm">
          <text:p text:style-name="P2">LA DEMARCH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11.4cm" svg:y="5.2cm">
          <text:p text:style-name="P2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16.8cm" svg:y="5.2cm">
          <text:p text:style-name="P2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" draw:layer="layout" svg:width="3.4cm" svg:height="1.2cm" svg:x="23.6cm" svg:y="3.2cm">
          <text:p text:style-name="P2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1" draw:layer="layout" svg:width="3.2cm" svg:height="1.675cm" svg:x="2.4cm" svg:y="5.725cm">
          <draw:text-box>
            <text:p>[menu]</text:p>
          </draw:text-box>
        </draw:frame>
        <draw:custom-shape draw:style-name="gr22" draw:text-style-name="P2" draw:layer="layout" svg:width="4.2cm" svg:height="3.4cm" svg:x="0.8cm" svg:y="1.4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LA DEMARCHE</text:p>
          </draw:text-box>
        </draw:frame>
        <draw:frame presentation:style-name="pr6" draw:layer="layout" svg:width="8.096cm" svg:height="3cm" svg:x="10.304cm" svg:y="9.6cm" presentation:class="outline" presentation:user-transformed="true">
          <draw:text-box>
            <text:list text:style-name="L3">
              <text:list-header>
                <text:p><text:span text:style-name="T7">[texte] présentation rapide</text:span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8cm" svg:y="8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23" draw:text-style-name="P2" draw:layer="layout" svg:width="5.6cm" svg:height="2.8cm" svg:x="2.4cm" svg:y="7.6cm">
          <text:p text:style-name="P2">LE CLOW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5.6cm" svg:height="2.8cm" svg:x="2.4cm" svg:y="11cm">
          <text:p text:style-name="P2">PRATIQUE</text:p>
          <text:p text:style-name="P2">ET SENSORI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5.6cm" svg:height="2.8cm" svg:x="2.4cm" svg:y="14.4cm">
          <text:p text:style-name="P2">EXPRESSION</text:p>
          <text:p text:style-name="P2">CORPOREL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21.2cm" svg:y="12cm">
          <text:p text:style-name="P2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21.2cm" svg:y="14.2cm">
          <text:p text:style-name="P2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3.4cm" svg:height="1.2cm" svg:x="23.4cm" svg:y="2.4cm">
          <text:p text:style-name="P2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2" draw:layer="layout" svg:width="4.6cm" svg:height="1.6cm" svg:x="21.2cm" svg:y="9.8cm">
          <text:p text:style-name="P2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1.6cm" svg:y="2.8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LE CLOWN</text:p>
          </draw:text-box>
        </draw:frame>
        <draw:frame presentation:style-name="pr8" draw:text-style-name="P6" draw:layer="layout" svg:width="9.2cm" svg:height="3.686cm" svg:x="9.4cm" svg:y="7.714cm" presentation:class="outline" presentation:user-transformed="true">
          <draw:text-box>
            <text:list text:style-name="L3">
              <text:list-header>
                <text:p text:style-name="P6"><text:span text:style-name="T7">[texte] présentation rapide</text:span></text:p>
                <text:p text:style-name="P6"><text:span text:style-name="T7">[vidéo]</text:span></text:p>
              </text:list-header>
            </text:list>
          </draw:text-box>
        </draw:frame>
        <draw:frame presentation:style-name="pr9" draw:text-style-name="P4" draw:layer="layout" svg:width="6cm" svg:height="9.2cm" svg:x="21.4cm" svg:y="7.4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2" draw:layer="layout" svg:width="4.6cm" svg:height="1.6cm" svg:x="22.4cm" svg:y="11cm">
          <text:p text:style-name="P2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22.4cm" svg:y="13.2cm">
          <text:p text:style-name="P2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22.4cm" svg:y="8.8cm">
          <text:p text:style-name="P2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5cm" svg:height="1.8cm" svg:x="9.2cm" svg:y="15cm">
          <text:p text:style-name="P2">PRATIQUE</text:p>
          <text:p text:style-name="P2">ET SENSORI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4.6cm" svg:height="1.8cm" svg:x="15.4cm" svg:y="15cm">
          <text:p text:style-name="P2">EXPRESSION</text:p>
          <text:p text:style-name="P2">CORPOREL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3.4cm" svg:height="1.2cm" svg:x="23.6cm" svg:y="2cm">
          <text:p text:style-name="P2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2" draw:layer="layout" svg:width="4.8cm" svg:height="1.6cm" svg:x="3.4cm" svg:y="15cm">
          <text:p text:style-name="P2">LA DEMARCH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1cm" svg:y="3.4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PRATIQUE ET SENSORIEL</text:p>
          </draw:text-box>
        </draw:frame>
        <draw:frame presentation:style-name="pr8" draw:text-style-name="P6" draw:layer="layout" svg:width="8.6cm" svg:height="3.686cm" svg:x="9.2cm" svg:y="8.4cm" presentation:class="outline" presentation:user-transformed="true">
          <draw:text-box>
            <text:list text:style-name="L3">
              <text:list-header>
                <text:p text:style-name="P6"><text:span text:style-name="T7">[texte] présentation rapide</text:span></text:p>
                <text:p text:style-name="P6"><text:span text:style-name="T7">[vidéo]</text:span></text:p>
              </text:list-header>
            </text:list>
          </draw:text-box>
        </draw:frame>
        <draw:frame presentation:style-name="pr9" draw:text-style-name="P4" draw:layer="layout" svg:width="6cm" svg:height="9.2cm" svg:x="21.4cm" svg:y="8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2" draw:layer="layout" svg:width="4.6cm" svg:height="1.6cm" svg:x="22.4cm" svg:y="11.4cm">
          <text:p text:style-name="P2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22.4cm" svg:y="13.6cm">
          <text:p text:style-name="P2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22.4cm" svg:y="9.2cm">
          <text:p text:style-name="P2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5cm" svg:height="1.8cm" svg:x="9.2cm" svg:y="15cm">
          <text:p text:style-name="P2">LE CLOW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4.6cm" svg:height="1.8cm" svg:x="15.4cm" svg:y="15cm">
          <text:p text:style-name="P2">EXPRESSION</text:p>
          <text:p text:style-name="P2">CORPOREL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3.4cm" svg:height="1.2cm" svg:x="24cm" svg:y="2.2cm">
          <text:p text:style-name="P2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2" draw:layer="layout" svg:width="4.8cm" svg:height="1.6cm" svg:x="3.4cm" svg:y="15cm">
          <text:p text:style-name="P2">LA DEMARCH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1cm" svg:y="4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EXPRESSION CORPORELLE</text:p>
          </draw:text-box>
        </draw:frame>
        <draw:frame presentation:style-name="pr8" draw:text-style-name="P6" draw:layer="layout" svg:width="8.4cm" svg:height="3.686cm" svg:x="9.6cm" svg:y="8.114cm" presentation:class="outline" presentation:user-transformed="true">
          <draw:text-box>
            <text:list text:style-name="L3">
              <text:list-header>
                <text:p text:style-name="P6"><text:span text:style-name="T7">[texte] présentation rapide</text:span></text:p>
                <text:p text:style-name="P6"><text:span text:style-name="T7">[vidéo]</text:span></text:p>
              </text:list-header>
            </text:list>
          </draw:text-box>
        </draw:frame>
        <draw:frame presentation:style-name="pr9" draw:text-style-name="P4" draw:layer="layout" svg:width="6cm" svg:height="9.2cm" svg:x="21cm" svg:y="6.4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2" draw:layer="layout" svg:width="4.6cm" svg:height="1.6cm" svg:x="22.007cm" svg:y="10cm">
          <text:p text:style-name="P2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22.007cm" svg:y="12.2cm">
          <text:p text:style-name="P2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4.6cm" svg:height="1.6cm" svg:x="22.007cm" svg:y="7.8cm">
          <text:p text:style-name="P2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5cm" svg:height="1.8cm" svg:x="9.2cm" svg:y="15cm">
          <text:p text:style-name="P2">LE CLOW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2" draw:layer="layout" svg:width="5cm" svg:height="1.8cm" svg:x="15cm" svg:y="15cm">
          <text:p text:style-name="P2">PRATIQUE</text:p>
          <text:p text:style-name="P2">ET SENSORI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3.4cm" svg:height="1.2cm" svg:x="24cm" svg:y="3.4cm">
          <text:p text:style-name="P2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2" draw:layer="layout" svg:width="4.8cm" svg:height="1.6cm" svg:x="3.4cm" svg:y="15cm">
          <text:p text:style-name="P2">LA DEMARCH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0.8cm" svg:y="4.343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LES ATELIERS</text:p>
          </draw:text-box>
        </draw:frame>
        <draw:frame presentation:style-name="pr6" draw:layer="layout" svg:width="8.096cm" svg:height="3.65cm" svg:x="10.304cm" svg:y="9.6cm" presentation:class="outline" presentation:user-transformed="true">
          <draw:text-box>
            <text:list text:style-name="L3">
              <text:list-header>
                <text:p><text:span text:style-name="T7">[texte] présentation générale des 5 ateliers et spectacle</text:span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8cm" svg:y="8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20" draw:text-style-name="P7" draw:layer="layout" svg:width="6cm" svg:height="2cm" svg:x="2.4cm" svg:y="4.6cm">
          <text:p text:style-name="P7">1. LE PA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8cm" svg:x="2.4cm" svg:y="7cm">
          <text:p text:style-name="P7">2. LE LA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2.4cm" svg:y="9.2cm">
          <text:p text:style-name="P7">3. LES 7 FAMIL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8cm" svg:height="1.6cm" svg:x="21.2cm" svg:y="12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4.2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6cm" svg:y="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2cm" svg:y="9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2cm" svg:x="2.4cm" svg:y="11.2cm">
          <text:p text:style-name="P7">4. LE MENU</text:p>
          <text:p text:style-name="P7">EQUILIB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4cm" svg:x="2.4cm" svg:y="13.8cm">
          <text:p text:style-name="P7">5. ALIMENTATION</text:p>
          <text:p text:style-name="P7">ET </text:p>
          <text:p text:style-name="P7">ENVIRONN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4cm" svg:x="2.4cm" svg:y="16.6cm">
          <text:p text:style-name="P7">LE SPECTA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3cm" svg:y="0.6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1. LE PAIN</text:p>
          </draw:text-box>
        </draw:frame>
        <draw:frame presentation:style-name="pr6" draw:layer="layout" svg:width="8.096cm" svg:height="5.778cm" svg:x="9.904cm" svg:y="6.822cm" presentation:class="outline" presentation:user-transformed="true">
          <draw:text-box>
            <text:list text:style-name="L3">
              <text:list-header>
                <text:p><text:span text:style-name="T7">[texte] concept de l'atelier</text:span></text:p>
                <text:p><text:span text:style-name="T7">[vidéo]</text:span></text:p>
                <text:p><text:span text:style-name="T7">[photo]</text:span></text:p>
                <text:p><text:span text:style-name="T7"/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793cm" svg:y="7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6cm" svg:height="2cm" svg:x="1.4cm" svg:y="15.2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1.4cm" svg:y="18cm">
          <text:p text:style-name="P7">2. LE LA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7.8cm" svg:y="18cm">
          <text:p text:style-name="P7">3. LES 7 FAMIL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8cm" svg:height="1.6cm" svg:x="21.193cm" svg:y="11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193cm" svg:y="13.2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6cm" svg:y="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193cm" svg:y="8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2cm" svg:x="14.272cm" svg:y="17.717cm">
          <text:p text:style-name="P7">4. LE MENU</text:p>
          <text:p text:style-name="P7">EQUILIB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4cm" svg:x="21cm" svg:y="17.6cm">
          <text:p text:style-name="P7">5. ALIMENTATION</text:p>
          <text:p text:style-name="P7">ET </text:p>
          <text:p text:style-name="P7">ENVIRONN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6.8cm" svg:height="2cm" svg:x="9.904cm" svg:y="10.2cm">
          <text:p text:style-name="P2">[<text:span text:style-name="T7">pdf] fiche recette </text:span></text:p>
          <text:p text:style-name="P2"><text:span text:style-name="T7">à télécharger</text:span></text:p>
          <text:p text:style-name="P2"><text:span text:style-name="T7">[accès restreint]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0" draw:text-style-name="P7" draw:layer="layout" svg:width="6cm" svg:height="2.4cm" svg:x="8.272cm" svg:y="15.2cm">
          <text:p text:style-name="P7">LE SPECTA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1.2cm" svg:y="3.2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2. LE LAIT</text:p>
          </draw:text-box>
        </draw:frame>
        <draw:frame presentation:style-name="pr6" draw:layer="layout" svg:width="8.096cm" svg:height="5.778cm" svg:x="9.904cm" svg:y="7.222cm" presentation:class="outline" presentation:user-transformed="true">
          <draw:text-box>
            <text:list text:style-name="L3">
              <text:list-header>
                <text:p><text:span text:style-name="T7">[texte] concept de l'atelier</text:span></text:p>
                <text:p><text:span text:style-name="T7">[vidéo]</text:span></text:p>
                <text:p><text:span text:style-name="T7">[photo]</text:span></text:p>
                <text:p><text:span text:style-name="T7"/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4cm" svg:y="6.6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6cm" svg:height="2cm" svg:x="1.4cm" svg:y="15.2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1.4cm" svg:y="18cm">
          <text:p text:style-name="P7">1. LE PA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7.8cm" svg:y="18cm">
          <text:p text:style-name="P7">3. LES 7 FAMIL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8cm" svg:height="1.6cm" svg:x="21.8cm" svg:y="10.4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8cm" svg:y="12.6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6cm" svg:y="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8cm" svg:y="8.2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2cm" svg:x="14.272cm" svg:y="17.717cm">
          <text:p text:style-name="P7">4. LE MENU</text:p>
          <text:p text:style-name="P7">EQUILIB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4cm" svg:x="21cm" svg:y="17.6cm">
          <text:p text:style-name="P7">5. ALIMENTATION</text:p>
          <text:p text:style-name="P7">ET </text:p>
          <text:p text:style-name="P7">ENVIRONN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6.8cm" svg:height="2cm" svg:x="9.904cm" svg:y="10.6cm">
          <text:p text:style-name="P2">[<text:span text:style-name="T7">pdf] fiche recette </text:span></text:p>
          <text:p text:style-name="P2"><text:span text:style-name="T7">à télécharger</text:span></text:p>
          <text:p text:style-name="P2"><text:span text:style-name="T7">[accès restreint]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0" draw:text-style-name="P7" draw:layer="layout" svg:width="6cm" svg:height="2.4cm" svg:x="8cm" svg:y="15.2cm">
          <text:p text:style-name="P7">LE SPECTA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0.8cm" svg:y="2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3. LES SEPT FAMILLES</text:p>
          </draw:text-box>
        </draw:frame>
        <draw:frame presentation:style-name="pr6" draw:layer="layout" svg:width="8.096cm" svg:height="5.778cm" svg:x="10.104cm" svg:y="7.2cm" presentation:class="outline" presentation:user-transformed="true">
          <draw:text-box>
            <text:list text:style-name="L3">
              <text:list-header>
                <text:p><text:span text:style-name="T7">[texte] concept de l'atelier</text:span></text:p>
                <text:p><text:span text:style-name="T7">[vidéo]</text:span></text:p>
                <text:p><text:span text:style-name="T7">[photo]</text:span></text:p>
                <text:p><text:span text:style-name="T7"/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793cm" svg:y="7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6cm" svg:height="2cm" svg:x="1.4cm" svg:y="15.2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1.4cm" svg:y="18cm">
          <text:p text:style-name="P7">1. LE PA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7.8cm" svg:y="18cm">
          <text:p text:style-name="P7">2. LE LA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8cm" svg:height="1.6cm" svg:x="21.193cm" svg:y="11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193cm" svg:y="13.2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6cm" svg:y="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193cm" svg:y="8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2cm" svg:x="14.272cm" svg:y="17.717cm">
          <text:p text:style-name="P7">4. LE MENU</text:p>
          <text:p text:style-name="P7">EQUILIB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4cm" svg:x="21cm" svg:y="17.6cm">
          <text:p text:style-name="P7">5. ALIMENTATION</text:p>
          <text:p text:style-name="P7">ET </text:p>
          <text:p text:style-name="P7">ENVIRONN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6.8cm" svg:height="2.378cm" svg:x="10.2cm" svg:y="10.6cm">
          <text:p text:style-name="P2">[<text:span text:style-name="T7">pdf] fiche recette </text:span></text:p>
          <text:p text:style-name="P2"><text:span text:style-name="T7">à télécharger</text:span></text:p>
          <text:p text:style-name="P2"><text:span text:style-name="T7">[accès restreint]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0" draw:text-style-name="P7" draw:layer="layout" svg:width="6cm" svg:height="2.4cm" svg:x="7.8cm" svg:y="15.2cm">
          <text:p text:style-name="P7">LE SPECTA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1cm" svg:y="2.6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4. LE MENU EQUILIBRE</text:p>
          </draw:text-box>
        </draw:frame>
        <draw:frame presentation:style-name="pr6" draw:layer="layout" svg:width="8.096cm" svg:height="5.778cm" svg:x="10cm" svg:y="7.222cm" presentation:class="outline" presentation:user-transformed="true">
          <draw:text-box>
            <text:list text:style-name="L3">
              <text:list-header>
                <text:p><text:span text:style-name="T7">[texte] concept de l'atelier</text:span></text:p>
                <text:p><text:span text:style-name="T7">[vidéo]</text:span></text:p>
                <text:p><text:span text:style-name="T7">[photo]</text:span></text:p>
                <text:p><text:span text:style-name="T7"/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793cm" svg:y="7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6cm" svg:height="2cm" svg:x="1.4cm" svg:y="15.2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1.4cm" svg:y="18cm">
          <text:p text:style-name="P7">1. LE PA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7.8cm" svg:y="18cm">
          <text:p text:style-name="P7">2. LE LA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8cm" svg:height="1.6cm" svg:x="21.193cm" svg:y="11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193cm" svg:y="13.2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6cm" svg:y="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193cm" svg:y="8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2cm" svg:x="14.272cm" svg:y="17.717cm">
          <text:p text:style-name="P7">3. LES SEPT</text:p>
          <text:p text:style-name="P7">FAMIL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4cm" svg:x="21cm" svg:y="17.6cm">
          <text:p text:style-name="P7">5. ALIMENTATION</text:p>
          <text:p text:style-name="P7">ET </text:p>
          <text:p text:style-name="P7">ENVIRONN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6.8cm" svg:height="1.978cm" svg:x="10cm" svg:y="10.422cm">
          <text:p text:style-name="P2">[<text:span text:style-name="T7">pdf] fiche recette </text:span></text:p>
          <text:p text:style-name="P2"><text:span text:style-name="T7">à télécharger</text:span></text:p>
          <text:p text:style-name="P2"><text:span text:style-name="T7">[accès restreint]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0" draw:text-style-name="P7" draw:layer="layout" svg:width="6cm" svg:height="2.4cm" svg:x="8cm" svg:y="15.2cm">
          <text:p text:style-name="P7">LE SPECTA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0.8cm" svg:y="3.4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5. ALIMENTATION ET ENVIRONNEMENT</text:p>
          </draw:text-box>
        </draw:frame>
        <draw:frame presentation:style-name="pr6" draw:layer="layout" svg:width="8.096cm" svg:height="5.778cm" svg:x="10.104cm" svg:y="6.622cm" presentation:class="outline" presentation:user-transformed="true">
          <draw:text-box>
            <text:list text:style-name="L3">
              <text:list-header>
                <text:p><text:span text:style-name="T7">[texte] concept de l'atelier</text:span></text:p>
                <text:p><text:span text:style-name="T7">[vidéo]</text:span></text:p>
                <text:p><text:span text:style-name="T7">[photo]</text:span></text:p>
                <text:p><text:span text:style-name="T7"/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793cm" svg:y="7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6cm" svg:height="2cm" svg:x="1.4cm" svg:y="15.2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1.4cm" svg:y="18cm">
          <text:p text:style-name="P7">1. LE PA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7.8cm" svg:y="18cm">
          <text:p text:style-name="P7">2. LE LA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8cm" svg:height="1.6cm" svg:x="21.193cm" svg:y="11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193cm" svg:y="13.2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6cm" svg:y="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193cm" svg:y="8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2cm" svg:x="14.272cm" svg:y="17.717cm">
          <text:p text:style-name="P7">3. LES SEPT</text:p>
          <text:p text:style-name="P7">FAMIL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4cm" svg:x="21cm" svg:y="17.6cm">
          <text:p text:style-name="P7">4. LE MENU</text:p>
          <text:p text:style-name="P7">EQUILIB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6.8cm" svg:height="2.378cm" svg:x="10.104cm" svg:y="9.822cm">
          <text:p text:style-name="P2">[<text:span text:style-name="T7">pdf] fiche recette </text:span></text:p>
          <text:p text:style-name="P2"><text:span text:style-name="T7">à télécharger</text:span></text:p>
          <text:p text:style-name="P2"><text:span text:style-name="T7">[accès restreint]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0" draw:text-style-name="P7" draw:layer="layout" svg:width="6cm" svg:height="2.4cm" svg:x="8cm" svg:y="15.2cm">
          <text:p text:style-name="P7">LE SPECTAC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1cm" svg:y="2.8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">
        <draw:frame presentation:style-name="pr2" draw:layer="layout" svg:width="25.199cm" svg:height="3.506cm" svg:x="1.4cm" svg:y="0.837cm" presentation:class="title" presentation:user-transformed="true">
          <draw:text-box>
            <text:p>LE SPECTACLE</text:p>
          </draw:text-box>
        </draw:frame>
        <draw:frame presentation:style-name="pr6" draw:layer="layout" svg:width="8.096cm" svg:height="7.04cm" svg:x="10.104cm" svg:y="6.622cm" presentation:class="outline" presentation:user-transformed="true">
          <draw:text-box>
            <text:list text:style-name="L3">
              <text:list-header>
                <text:p><text:span text:style-name="T7">[texte] concept du spectacle et de ses répétitions</text:span></text:p>
                <text:p><text:span text:style-name="T7">[vidéo]</text:span></text:p>
                <text:p><text:span text:style-name="T7">[photo]</text:span></text:p>
                <text:p><text:span text:style-name="T7"/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793cm" svg:y="7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6cm" svg:height="2cm" svg:x="1.4cm" svg:y="13.8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1.4cm" svg:y="16.4cm">
          <text:p text:style-name="P7">1. LE PA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1.6cm" svg:x="1.4cm" svg:y="18.4cm">
          <text:p text:style-name="P7">2. LE LA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8cm" svg:height="1.6cm" svg:x="21.193cm" svg:y="11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193cm" svg:y="13.2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6cm" svg:y="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193cm" svg:y="8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2cm" svg:x="8cm" svg:y="18.2cm">
          <text:p text:style-name="P7">3. LES SEPT</text:p>
          <text:p text:style-name="P7">FAMIL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7" draw:layer="layout" svg:width="6cm" svg:height="2.4cm" svg:x="14.6cm" svg:y="18.2cm">
          <text:p text:style-name="P7">4. LE MENU</text:p>
          <text:p text:style-name="P7">EQUILIB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2" draw:layer="layout" svg:width="6.8cm" svg:height="2.2cm" svg:x="10.104cm" svg:y="11cm">
          <text:p text:style-name="P2">[<text:span text:style-name="T7">pdf] fiche recette </text:span></text:p>
          <text:p text:style-name="P2"><text:span text:style-name="T7">à télécharger</text:span></text:p>
          <text:p text:style-name="P2"><text:span text:style-name="T7">[accès restreint]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0" draw:text-style-name="P7" draw:layer="layout" svg:width="6.6cm" svg:height="2.4cm" svg:x="21.2cm" svg:y="18.2cm">
          <text:p text:style-name="P7">5. ALIMENTATON</text:p>
          <text:p text:style-name="P7">ET ENVIRONNE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1cm" svg:y="2.2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RESSOURCES</text:p>
          </draw:text-box>
        </draw:frame>
        <draw:frame presentation:style-name="pr6" draw:layer="layout" svg:width="8.096cm" svg:height="3cm" svg:x="10.304cm" svg:y="9.6cm" presentation:class="outline" presentation:user-transformed="true">
          <draw:text-box>
            <text:list text:style-name="L3">
              <text:list-header>
                <text:p><text:span text:style-name="T7">[texte] présentation rapide</text:span></text:p>
                <text:p/>
              </text:list-header>
            </text:list>
          </draw:text-box>
        </draw:frame>
        <draw:frame presentation:style-name="pr7" draw:text-style-name="P4" draw:layer="layout" svg:width="6.807cm" svg:height="8.6cm" svg:x="19.8cm" svg:y="8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22" draw:text-style-name="P7" draw:layer="layout" svg:width="5.6cm" svg:height="2.8cm" svg:x="2.4cm" svg:y="7.6cm">
          <text:p text:style-name="P7">GALERIE</text:p>
          <text:p text:style-name="P7">PHO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5.6cm" svg:height="2.8cm" svg:x="2.4cm" svg:y="11cm">
          <text:p text:style-name="P7">POUR EN </text:p>
          <text:p text:style-name="P7">SAVOIR +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5.6cm" svg:height="2.8cm" svg:x="2.4cm" svg:y="14.4cm">
          <text:p text:style-name="P7">PARTENAI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4.4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2.2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4cm" svg:y="2.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2cm" svg:y="9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2.4cm" svg:y="1.2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GALERIE PHOTO</text:p>
          </draw:text-box>
        </draw:frame>
        <draw:frame presentation:style-name="pr6" draw:layer="layout" svg:width="8.096cm" svg:height="3cm" svg:x="10.304cm" svg:y="9.6cm" presentation:class="outline" presentation:user-transformed="true">
          <draw:text-box>
            <text:list text:style-name="L3">
              <text:list-header>
                <text:p><text:span text:style-name="T7">[diapo photos] </text:span></text:p>
              </text:list-header>
            </text:list>
          </draw:text-box>
        </draw:frame>
        <draw:frame presentation:style-name="pr7" draw:text-style-name="P4" draw:layer="layout" svg:width="6.807cm" svg:height="8.6cm" svg:x="19.8cm" svg:y="8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5.6cm" svg:height="1.8cm" svg:x="2.4cm" svg:y="8.6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5.6cm" svg:height="2.8cm" svg:x="2.4cm" svg:y="11cm">
          <text:p text:style-name="P7">POUR EN </text:p>
          <text:p text:style-name="P7">SAVOIR +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5.6cm" svg:height="2.8cm" svg:x="2.4cm" svg:y="14.4cm">
          <text:p text:style-name="P7">PARTENAI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4.4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2.2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4cm" svg:y="2.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2cm" svg:y="9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2.4cm" svg:y="1.2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POUR EN SAVOIR +</text:p>
          </draw:text-box>
        </draw:frame>
        <draw:frame presentation:style-name="pr6" draw:layer="layout" svg:width="8.096cm" svg:height="3cm" svg:x="10.304cm" svg:y="9.6cm" presentation:class="outline" presentation:user-transformed="true">
          <draw:text-box>
            <text:list text:style-name="L3">
              <text:list-header>
                <text:p><text:span text:style-name="T7">[texte]</text:span></text:p>
                <text:p><text:span text:style-name="T7">[</text:span><text:span text:style-name="T8">∞</text:span><text:span text:style-name="T9">] vers autres sites</text:span></text:p>
              </text:list-header>
            </text:list>
          </draw:text-box>
        </draw:frame>
        <draw:frame presentation:style-name="pr7" draw:text-style-name="P4" draw:layer="layout" svg:width="6.807cm" svg:height="8.6cm" svg:x="19.8cm" svg:y="8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5.6cm" svg:height="1.8cm" svg:x="2.4cm" svg:y="8.6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5.6cm" svg:height="2.8cm" svg:x="2.4cm" svg:y="11cm">
          <text:p text:style-name="P7">GALERIE</text:p>
          <text:p text:style-name="P7">PHO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5.6cm" svg:height="2.8cm" svg:x="2.4cm" svg:y="14.4cm">
          <text:p text:style-name="P7">PARTENAI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4.4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2.2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4cm" svg:y="2.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2cm" svg:y="9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2.4cm" svg:y="1.2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PARTENAIRES</text:p>
          </draw:text-box>
        </draw:frame>
        <draw:frame presentation:style-name="pr6" draw:layer="layout" svg:width="8.096cm" svg:height="3.024cm" svg:x="10.304cm" svg:y="9.6cm" presentation:class="outline" presentation:user-transformed="true">
          <draw:text-box>
            <text:list text:style-name="L3">
              <text:list-header>
                <text:p><text:span text:style-name="T7">[texte] présentation Comité Technique / présentation partenaires financiers</text:span></text:p>
                <text:p><text:span text:style-name="T7">[</text:span><text:span text:style-name="T8">∞</text:span><text:span text:style-name="T9">] vers autres sites </text:span></text:p>
              </text:list-header>
            </text:list>
          </draw:text-box>
        </draw:frame>
        <draw:frame presentation:style-name="pr7" draw:text-style-name="P4" draw:layer="layout" svg:width="6.807cm" svg:height="8.6cm" svg:x="19.8cm" svg:y="8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5.6cm" svg:height="1.8cm" svg:x="2.4cm" svg:y="8.6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5.6cm" svg:height="2.8cm" svg:x="2.4cm" svg:y="11cm">
          <text:p text:style-name="P7">GALERIE</text:p>
          <text:p text:style-name="P7">PHO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5.6cm" svg:height="2.8cm" svg:x="2.4cm" svg:y="14.4cm">
          <text:p text:style-name="P7">POUR EN</text:p>
          <text:p text:style-name="P7">SAVOIR +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4.4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2.2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4cm" svg:y="2.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2cm" svg:y="9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" draw:layer="layout" svg:width="4.2cm" svg:height="3.4cm" svg:x="2.4cm" svg:y="1.2cm">
          <text:p text:style-name="P2">Nous </text:p>
          <text:p text:style-name="P2">contac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presentation:notes draw:style-name="dp2">
          <draw:page-thumbnail draw:style-name="gr18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3">
        <draw:frame presentation:style-name="pr2" draw:layer="layout" svg:width="25.199cm" svg:height="3.506cm" svg:x="1.4cm" svg:y="0.837cm" presentation:class="title">
          <draw:text-box>
            <text:p>NOUS CONTACTER</text:p>
          </draw:text-box>
        </draw:frame>
        <draw:frame presentation:style-name="pr6" draw:layer="layout" svg:width="8.096cm" svg:height="4.022cm" svg:x="10.304cm" svg:y="9.6cm" presentation:class="outline" presentation:user-transformed="true">
          <draw:text-box>
            <text:list text:style-name="L3">
              <text:list-header>
                <text:p><text:span text:style-name="T9">Merci de votre visite</text:span></text:p>
              </text:list-header>
              <text:list-item>
                <text:p><text:span text:style-name="T9">Formulaire de contact </text:span></text:p>
                <text:p><text:span text:style-name="T9">OU </text:span></text:p>
                <text:p><text:span text:style-name="T9">adresse mail </text:span></text:p>
              </text:list-item>
            </text:list>
          </draw:text-box>
        </draw:frame>
        <draw:frame presentation:style-name="pr7" draw:text-style-name="P4" draw:layer="layout" svg:width="6.807cm" svg:height="8.6cm" svg:x="19.8cm" svg:y="8cm" presentation:class="outline" presentation:user-transformed="true">
          <draw:text-box>
            <text:list text:style-name="L3">
              <text:list-header>
                <text:p text:style-name="P4"><text:span text:style-name="T7">[Menu]</text:span></text:p>
                <text:p/>
              </text:list-header>
            </text:list>
          </draw:text-box>
        </draw:frame>
        <draw:custom-shape draw:style-name="gr19" draw:text-style-name="P7" draw:layer="layout" svg:width="5.6cm" svg:height="1.8cm" svg:x="20.8cm" svg:y="16.6cm">
          <text:p text:style-name="P7">RESSOURC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4.4cm">
          <text:p text:style-name="P7">LES ATELIER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7" draw:layer="layout" svg:width="4.6cm" svg:height="1.6cm" svg:x="21.2cm" svg:y="12.2cm">
          <text:p text:style-name="P7">LA DEMAR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7" draw:layer="layout" svg:width="3.4cm" svg:height="1.2cm" svg:x="23.4cm" svg:y="2.4cm">
          <text:p text:style-name="P7">connex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7" draw:layer="layout" svg:width="4.6cm" svg:height="1.6cm" svg:x="21.2cm" svg:y="9.8cm">
          <text:p text:style-name="P7">HOM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8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jacquemin</meta:initial-creator>
    <meta:creation-date>2017-02-02T13:25:35.85</meta:creation-date>
    <meta:editing-duration>PT2H8M47S</meta:editing-duration>
    <meta:editing-cycles>9</meta:editing-cycles>
    <dc:date>2017-02-02T15:51:11.51</dc:date>
    <dc:creator>christophe jacquemin</dc:creator>
    <meta:generator>OpenOffice/4.1.3$Win32 OpenOffice.org_project/413m1$Build-9783</meta:generator>
    <meta:document-statistic meta:object-count="348"/>
  </office:meta>
</office:document-meta>
</file>